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91cm" fo:min-width="2.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512cm" fo:min-width="4.453cm"/>
    </style:style>
    <style:style style:name="gr4" style:family="graphic" style:parent-style-name="standard">
      <style:graphic-properties draw:textarea-horizontal-align="justify" draw:textarea-vertical-align="middle" draw:auto-grow-height="false" fo:min-height="0.512cm" fo:min-width="4.707cm"/>
    </style:style>
    <style:style style:name="gr5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6" style:family="graphic" style:parent-style-name="standard">
      <style:graphic-properties draw:textarea-horizontal-align="justify" draw:textarea-vertical-align="middle" draw:auto-grow-height="false" fo:min-height="1.147cm" fo:min-width="5.342cm"/>
    </style:style>
    <style:style style:name="gr7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0.893cm" fo:min-width="4.866cm"/>
    </style:style>
    <style:style style:name="gr10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1" style:family="graphic" style:parent-style-name="standard">
      <style:graphic-properties draw:textarea-horizontal-align="justify" draw:textarea-vertical-align="middle" draw:auto-grow-height="false" fo:min-height="0.739cm" fo:min-width="3.003cm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4.834cm"/>
    </style:style>
    <style:style style:name="gr13" style:family="graphic" style:parent-style-name="standard">
      <style:graphic-properties draw:textarea-horizontal-align="justify" draw:textarea-vertical-align="middle" draw:auto-grow-height="false" fo:min-height="1.148cm" fo:min-width="1.485cm"/>
    </style:style>
    <style:style style:name="gr14" style:family="graphic" style:parent-style-name="standard">
      <style:graphic-properties draw:textarea-horizontal-align="justify" draw:textarea-vertical-align="middle" draw:auto-grow-height="false" fo:min-height="0.902cm" fo:min-width="1.518cm"/>
    </style:style>
    <style:style style:name="gr15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16" style:family="graphic" style:parent-style-name="standard">
      <style:graphic-properties draw:textarea-horizontal-align="justify" draw:textarea-vertical-align="middle" draw:auto-grow-height="false" fo:min-height="0.893cm" fo:min-width="3.70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34cm" fo:min-width="3.264cm"/>
    </style:style>
    <style:style style:name="gr18" style:family="graphic" style:parent-style-name="standard">
      <style:graphic-properties draw:textarea-horizontal-align="justify" draw:textarea-vertical-align="middle" draw:auto-grow-height="false" fo:min-height="0.382cm" fo:min-width="11.947cm"/>
    </style:style>
    <style:style style:name="gr19" style:family="graphic" style:parent-style-name="standard">
      <style:graphic-properties draw:textarea-horizontal-align="justify" draw:textarea-vertical-align="middle" draw:auto-grow-height="false" fo:min-height="0.591cm" fo:min-width="5.378cm"/>
    </style:style>
    <style:style style:name="gr20" style:family="graphic" style:parent-style-name="standard">
      <style:graphic-properties draw:textarea-horizontal-align="justify" draw:textarea-vertical-align="middle" draw:auto-grow-height="false" fo:min-height="0.512cm" fo:min-width="4.326cm"/>
    </style:style>
    <style:style style:name="gr21" style:family="graphic" style:parent-style-name="standard">
      <style:graphic-properties draw:textarea-horizontal-align="justify" draw:textarea-vertical-align="middle" draw:auto-grow-height="false" fo:min-height="0.512cm" fo:min-width="3.818cm"/>
    </style:style>
    <style:style style:name="gr22" style:family="graphic" style:parent-style-name="standard">
      <style:graphic-properties draw:textarea-horizontal-align="justify" draw:textarea-vertical-align="middle" draw:auto-grow-height="false" fo:min-height="0.639cm" fo:min-width="3.437cm"/>
    </style:style>
    <style:style style:name="gr23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24" style:family="graphic" style:parent-style-name="standard">
      <style:graphic-properties draw:textarea-horizontal-align="justify" draw:textarea-vertical-align="middle" draw:auto-grow-height="false" fo:min-height="1.02cm" fo:min-width="4.70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0pt" style:font-size-asian="18pt" style:font-size-complex="18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.347cm" svg:height="0.799cm" svg:x="9.122cm" svg:y="2.363cm">
          <text:p text:style-name="P1"><text:span text:style-name="T1">Star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" draw:text-style-name="P3" draw:layer="layout" svg:x1="10.796cm" svg:y1="3.162cm" svg:x2="10.795cm" svg:y2="5.939cm" draw:start-shape="id1" draw:start-glue-point="6" draw:end-shape="id2" draw:end-glue-point="0" svg:d="M10796 3162v1389h-1v1388" svg:viewBox="0 0 2 2778">
          <text:p/>
        </draw:connector>
        <draw:custom-shape draw:style-name="gr3" draw:text-style-name="P4" xml:id="id2" draw:id="id2" draw:layer="layout" svg:width="4.953cm" svg:height="0.762cm" svg:x="8.319cm" svg:y="5.939cm">
          <text:p text:style-name="P1"><text:span text:style-name="T2">Create father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5.207cm" svg:height="0.762cm" svg:x="8.177cm" svg:y="9.449cm">
          <text:p text:style-name="P1"><text:span text:style-name="T2">Create moth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5" draw:id="id5" draw:layer="layout" svg:width="3.556cm" svg:height="3.048cm" svg:x="9.001cm" svg:y="15.478cm">
          <text:p text:style-name="P1"><text:span text:style-name="T2">Generation &lt;7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5" draw:layer="layout" draw:type="line" svg:x1="10.795cm" svg:y1="6.701cm" svg:x2="10.78cm" svg:y2="9.449cm" draw:start-shape="id2" draw:start-glue-point="2" draw:end-shape="id3" draw:end-glue-point="0" svg:d="M10795 6701l-15 2748" svg:viewBox="0 0 16 2749">
          <text:p/>
        </draw:connector>
        <draw:connector draw:style-name="gr2" draw:text-style-name="P5" draw:layer="layout" draw:type="line" svg:x1="10.795cm" svg:y1="13.319cm" svg:x2="10.779cm" svg:y2="15.478cm" draw:start-shape="id4" draw:start-glue-point="2" draw:end-shape="id5" draw:end-glue-point="4" svg:d="M10795 13319l-16 2159" svg:viewBox="0 0 17 2160">
          <text:p/>
        </draw:connector>
        <draw:custom-shape draw:style-name="gr6" draw:text-style-name="P4" xml:id="id6" draw:id="id6" draw:layer="layout" svg:width="5.842cm" svg:height="1.397cm" svg:x="7.874cm" svg:y="20.558cm">
          <text:p text:style-name="P1"><text:span text:style-name="T2">nextGeneration()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79cm" svg:y1="18.526cm" svg:x2="10.795cm" svg:y2="20.558cm" draw:start-shape="id5" draw:start-glue-point="6" draw:end-shape="id6" draw:end-glue-point="0" svg:d="M10779 18526l16 2032" svg:viewBox="0 0 17 2033">
          <text:p/>
        </draw:connector>
        <draw:custom-shape draw:style-name="gr7" draw:text-style-name="P4" xml:id="id4" draw:id="id4" draw:layer="layout" svg:width="4.572cm" svg:height="0.889cm" svg:x="8.509cm" svg:y="12.43cm">
          <text:p text:style-name="P1"><text:span text:style-name="T2">NumberOfPeople = 4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8cm" svg:y1="10.211cm" svg:x2="10.795cm" svg:y2="12.43cm" draw:start-shape="id3" draw:start-glue-point="2" draw:end-shape="id4" draw:end-glue-point="0" svg:d="M10780 10211l15 2219" svg:viewBox="0 0 16 2220">
          <text:p/>
        </draw:connector>
        <draw:frame draw:style-name="gr8" draw:text-style-name="P6" draw:layer="layout" svg:width="3.034cm" svg:height="0.848cm" svg:x="1.889cm" svg:y="2.016cm">
          <draw:text-box>
            <text:p>Pedigree</text:p>
          </draw:text-box>
        </draw:frame>
        <draw:connector draw:style-name="gr2" draw:text-style-name="P5" draw:layer="layout" svg:x1="14.73cm" svg:y1="16.999cm" svg:x2="12.557cm" svg:y2="17.002cm" draw:start-shape="id7" draw:start-glue-point="5" draw:end-shape="id5" draw:end-glue-point="7" svg:d="M14730 16999h-1086v3h-1087" svg:viewBox="0 0 2174 4">
          <text:p/>
        </draw:connector>
        <draw:custom-shape draw:style-name="gr9" draw:text-style-name="P4" xml:id="id7" draw:id="id7" draw:layer="layout" svg:width="5.366cm" svg:height="1.143cm" svg:x="14.73cm" svg:y="16.427cm">
          <text:p text:style-name="P4"><text:span text:style-name="T2">From createMo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0" draw:text-style-name="P2" xml:id="id9" draw:id="id9" draw:layer="layout" svg:width="2.667cm" svg:height="1.143cm" svg:x="9.573cm" svg:y="12.176cm">
          <text:p text:style-name="P1"><text:span text:style-name="T1">Person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4" xml:id="id8" draw:id="id8" draw:layer="layout" svg:width="4.953cm" svg:height="1.397cm" svg:x="8.43cm" svg:y="9.001cm">
          <text:p text:style-name="P4"><text:span text:style-name="T2">nextGeneration(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4" xml:id="id10" draw:id="id10" draw:layer="layout" svg:width="5.334cm" svg:height="1.397cm" svg:x="8.239cm" svg:y="15.351cm">
          <text:p text:style-name="P4"><text:span text:style-name="T2">Goto </text:span></text:p>
          <text:p text:style-name="P4"><text:span text:style-name="T2">CreateFat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0.907cm" svg:y1="10.398cm" svg:x2="10.907cm" svg:y2="12.176cm" draw:start-shape="id8" draw:start-glue-point="8" draw:end-shape="id9" draw:end-glue-point="4" svg:d="M10907 10398v1778" svg:viewBox="0 0 1 1779">
          <text:p/>
        </draw:connector>
        <draw:connector draw:style-name="gr2" draw:text-style-name="P5" draw:layer="layout" svg:x1="10.907cm" svg:y1="13.319cm" svg:x2="10.906cm" svg:y2="15.351cm" draw:start-shape="id9" draw:start-glue-point="6" draw:end-shape="id10" draw:end-glue-point="4" svg:d="M10907 13319v1016h-1v1016" svg:viewBox="0 0 2 2033">
          <text:p/>
        </draw:connector>
      </draw:page>
      <draw:page draw:name="page3" draw:style-name="dp1" draw:master-page-name="Default">
        <draw:custom-shape draw:style-name="gr13" draw:text-style-name="P2" xml:id="id14" draw:id="id14" draw:layer="layout" svg:width="3.969cm" svg:height="2.795cm" svg:x="8.811cm" svg:y="3.54cm">
          <text:p text:style-name="P1"><text:span text:style-name="T1">Person &lt; </text:span></text:p>
          <text:p text:style-name="P1"><text:span text:style-name="T1">numberOfPeop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4" xml:id="id11" draw:id="id11" draw:layer="layout" svg:width="4.034cm" svg:height="2.304cm" svg:x="8.777cm" svg:y="7.985cm">
          <text:p text:style-name="P4"><text:span text:style-name="T2">Person % 2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12" draw:id="id12" draw:layer="layout" svg:width="4.064cm" svg:height="1.143cm" svg:x="8.763cm" svg:y="12.049cm">
          <text:p text:style-name="P4"><text:span text:style-name="T2">Grandparent = ‘GM’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13" draw:id="id13" draw:layer="layout" svg:width="4.208cm" svg:height="1.143cm" svg:x="13.573cm" svg:y="12.049cm">
          <text:p text:style-name="P4"><text:span text:style-name="T2">Grandparent = ‘GF’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94cm" svg:y1="10.289cm" svg:x2="10.795cm" svg:y2="12.049cm" draw:start-shape="id11" draw:start-glue-point="6" draw:end-shape="id12" draw:end-glue-point="0" svg:d="M10794 10289l1 1760" svg:viewBox="0 0 2 1761">
          <text:p/>
        </draw:connector>
        <draw:connector draw:style-name="gr2" draw:text-style-name="P5" draw:layer="layout" svg:x1="12.811cm" svg:y1="9.137cm" svg:x2="15.677cm" svg:y2="12.049cm" draw:start-shape="id11" draw:start-glue-point="7" draw:end-shape="id13" draw:end-glue-point="0" svg:d="M12811 9137h2866v2912" svg:viewBox="0 0 2867 2913">
          <text:p/>
        </draw:connector>
        <draw:connector draw:style-name="gr2" draw:text-style-name="P5" draw:layer="layout" svg:x1="10.796cm" svg:y1="6.335cm" svg:x2="10.794cm" svg:y2="7.985cm" draw:start-shape="id14" draw:start-glue-point="6" draw:end-shape="id11" draw:end-glue-point="4" svg:d="M10796 6335v825h-2v825" svg:viewBox="0 0 3 1651">
          <text:p/>
        </draw:connector>
        <draw:frame draw:style-name="gr17" draw:text-style-name="P6" draw:layer="layout" svg:width="3.764cm" svg:height="1.445cm" svg:x="2.697cm" svg:y="2.016cm">
          <draw:text-box>
            <text:p>Father’s side</text:p>
          </draw:text-box>
        </draw:frame>
        <draw:custom-shape draw:style-name="gr18" draw:text-style-name="P4" xml:id="id15" draw:id="id15" draw:layer="layout" svg:width="12.447cm" svg:height="0.632cm" svg:x="4.556cm" svg:y="17.256cm">
          <text:p text:style-name="P1"><text:span text:style-name="T2">NewPerson = F+grandparent + generation + person + - id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95cm" svg:y1="13.192cm" svg:x2="10.779cm" svg:y2="17.256cm" draw:start-shape="id12" draw:start-glue-point="2" draw:end-shape="id15" draw:end-glue-point="0" svg:d="M10795 13192v2032h-16v2032" svg:viewBox="0 0 17 4065">
          <text:p/>
        </draw:connector>
        <draw:connector draw:style-name="gr2" draw:text-style-name="P5" draw:layer="layout" svg:x1="15.677cm" svg:y1="13.192cm" svg:x2="10.779cm" svg:y2="17.256cm" draw:start-shape="id13" draw:start-glue-point="2" draw:end-shape="id15" draw:end-glue-point="0" svg:d="M15677 13192v2032h-4898v2032" svg:viewBox="0 0 4899 4065">
          <text:p/>
        </draw:connector>
        <draw:custom-shape draw:style-name="gr19" draw:text-style-name="P4" xml:id="id16" draw:id="id16" draw:layer="layout" svg:width="5.878cm" svg:height="0.841cm" svg:x="7.856cm" svg:y="19.288cm">
          <text:p text:style-name="P1"><text:span text:style-name="T2">addPerson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17" draw:id="id17" draw:layer="layout" svg:width="4.826cm" svg:height="0.762cm" svg:x="8.382cm" svg:y="21.828cm">
          <text:p text:style-name="P4"><text:span text:style-name="T2">person++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79cm" svg:y1="17.888cm" svg:x2="10.795cm" svg:y2="19.288cm" draw:start-shape="id15" draw:start-glue-point="2" draw:end-shape="id16" draw:end-glue-point="0" svg:d="M10779 17888v700h16v700" svg:viewBox="0 0 17 1401">
          <text:p/>
        </draw:connector>
        <draw:connector draw:style-name="gr2" draw:text-style-name="P5" draw:layer="layout" svg:x1="10.795cm" svg:y1="20.129cm" svg:x2="10.795cm" svg:y2="21.828cm" draw:start-shape="id16" draw:start-glue-point="2" draw:end-shape="id17" draw:end-glue-point="0" svg:d="M10795 20129v1699" svg:viewBox="0 0 1 1700">
          <text:p/>
        </draw:connector>
        <draw:connector draw:style-name="gr2" draw:text-style-name="P5" draw:layer="layout" draw:line-skew="0.896cm -3.706cm" svg:x1="10.795cm" svg:y1="22.59cm" svg:x2="8.811cm" svg:y2="4.938cm" draw:start-shape="id17" draw:start-glue-point="2" draw:end-shape="id14" draw:end-glue-point="5" svg:d="M10795 22590v1397h-6620v-19049h4636" svg:viewBox="0 0 6621 19050">
          <text:p/>
        </draw:connector>
        <draw:custom-shape draw:style-name="gr21" draw:text-style-name="P1" xml:id="id18" draw:id="id18" draw:layer="layout" svg:width="4.318cm" svg:height="0.762cm" svg:x="15.224cm" svg:y="4.556cm">
          <text:p text:style-name="P1">Person = 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4" xml:id="id19" draw:id="id19" draw:layer="layout" svg:width="3.937cm" svg:height="0.889cm" svg:x="15.411cm" svg:y="1.889cm">
          <text:p text:style-name="P1"><text:span text:style-name="T2">Goto Mother’s sid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2.78cm" svg:y1="4.938cm" svg:x2="15.224cm" svg:y2="4.937cm" draw:start-shape="id14" draw:start-glue-point="7" draw:end-shape="id18" draw:end-glue-point="5" svg:d="M12780 4938h1222v-1h1222" svg:viewBox="0 0 2445 2">
          <text:p/>
        </draw:connector>
        <draw:connector draw:style-name="gr2" draw:text-style-name="P5" draw:layer="layout" svg:x1="17.383cm" svg:y1="4.556cm" svg:x2="17.38cm" svg:y2="2.778cm" draw:start-shape="id18" draw:start-glue-point="4" draw:end-shape="id19" draw:end-glue-point="6" svg:d="M17383 4556v-889h-3v-889" svg:viewBox="0 0 4 1779">
          <text:p/>
        </draw:connector>
      </draw:page>
      <draw:page draw:name="page4" draw:style-name="dp1" draw:master-page-name="Default">
        <draw:custom-shape draw:style-name="gr13" draw:text-style-name="P2" xml:id="id23" draw:id="id23" draw:layer="layout" svg:width="3.969cm" svg:height="2.795cm" svg:x="8.811cm" svg:y="3.54cm">
          <text:p text:style-name="P1"><text:span text:style-name="T1">Person &lt; </text:span></text:p>
          <text:p text:style-name="P1"><text:span text:style-name="T1">numberOfPeopl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4" xml:id="id20" draw:id="id20" draw:layer="layout" svg:width="4.034cm" svg:height="2.304cm" svg:x="8.777cm" svg:y="7.985cm">
          <text:p text:style-name="P4"><text:span text:style-name="T2">Person % 2 =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4" xml:id="id21" draw:id="id21" draw:layer="layout" svg:width="4.064cm" svg:height="1.143cm" svg:x="8.763cm" svg:y="12.049cm">
          <text:p text:style-name="P4"><text:span text:style-name="T2">Grandparent = ‘GM’</text:span></text:p>
          <draw:enhanced-geometry svg:viewBox="0 0 21600 21600" draw:type="rectangle" draw:enhanced-path="M 0 0 L 21600 0 21600 21600 0 21600 0 0 Z N"/>
        </draw:custom-shape>
        <draw:custom-shape draw:style-name="gr16" draw:text-style-name="P4" xml:id="id22" draw:id="id22" draw:layer="layout" svg:width="4.208cm" svg:height="1.143cm" svg:x="13.573cm" svg:y="12.049cm">
          <text:p text:style-name="P4"><text:span text:style-name="T2">Grandparent = ‘GF’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draw:type="line" svg:x1="10.794cm" svg:y1="10.289cm" svg:x2="10.795cm" svg:y2="12.049cm" draw:start-shape="id20" draw:start-glue-point="6" draw:end-shape="id21" draw:end-glue-point="0" svg:d="M10794 10289l1 1760" svg:viewBox="0 0 2 1761">
          <text:p/>
        </draw:connector>
        <draw:connector draw:style-name="gr2" draw:text-style-name="P5" draw:layer="layout" svg:x1="12.811cm" svg:y1="9.137cm" svg:x2="15.677cm" svg:y2="12.049cm" draw:start-shape="id20" draw:start-glue-point="7" draw:end-shape="id22" draw:end-glue-point="0" svg:d="M12811 9137h2866v2912" svg:viewBox="0 0 2867 2913">
          <text:p/>
        </draw:connector>
        <draw:connector draw:style-name="gr2" draw:text-style-name="P5" draw:layer="layout" svg:x1="10.796cm" svg:y1="6.335cm" svg:x2="10.794cm" svg:y2="7.985cm" draw:start-shape="id23" draw:start-glue-point="6" draw:end-shape="id20" draw:end-glue-point="4" svg:d="M10796 6335v825h-2v825" svg:viewBox="0 0 3 1651">
          <text:p/>
        </draw:connector>
        <draw:frame draw:style-name="gr17" draw:text-style-name="P6" draw:layer="layout" svg:width="3.764cm" svg:height="1.445cm" svg:x="3.54cm" svg:y="1.889cm">
          <draw:text-box>
            <text:p>Mother’s side</text:p>
          </draw:text-box>
        </draw:frame>
        <draw:custom-shape draw:style-name="gr18" draw:text-style-name="P4" xml:id="id24" draw:id="id24" draw:layer="layout" svg:width="12.447cm" svg:height="0.632cm" svg:x="4.556cm" svg:y="17.256cm">
          <text:p text:style-name="P1"><text:span text:style-name="T2">NewPerson = M+grandparent + generation + person + - id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95cm" svg:y1="13.192cm" svg:x2="10.779cm" svg:y2="17.256cm" draw:start-shape="id21" draw:start-glue-point="2" draw:end-shape="id24" draw:end-glue-point="0" svg:d="M10795 13192v2032h-16v2032" svg:viewBox="0 0 17 4065">
          <text:p/>
        </draw:connector>
        <draw:connector draw:style-name="gr2" draw:text-style-name="P5" draw:layer="layout" svg:x1="15.677cm" svg:y1="13.192cm" svg:x2="10.779cm" svg:y2="17.256cm" draw:start-shape="id22" draw:start-glue-point="2" draw:end-shape="id24" draw:end-glue-point="0" svg:d="M15677 13192v2032h-4898v2032" svg:viewBox="0 0 4899 4065">
          <text:p/>
        </draw:connector>
        <draw:custom-shape draw:style-name="gr19" draw:text-style-name="P4" xml:id="id25" draw:id="id25" draw:layer="layout" svg:width="5.878cm" svg:height="0.841cm" svg:x="7.856cm" svg:y="19.288cm">
          <text:p text:style-name="P1"><text:span text:style-name="T2">addPerson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xml:id="id26" draw:id="id26" draw:layer="layout" svg:width="4.826cm" svg:height="0.762cm" svg:x="8.382cm" svg:y="21.828cm">
          <text:p text:style-name="P4"><text:span text:style-name="T2">person++</text:span></text:p>
          <draw:enhanced-geometry svg:viewBox="0 0 21600 21600" draw:type="rectangle" draw:enhanced-path="M 0 0 L 21600 0 21600 21600 0 21600 0 0 Z N"/>
        </draw:custom-shape>
        <draw:connector draw:style-name="gr2" draw:text-style-name="P5" draw:layer="layout" svg:x1="10.779cm" svg:y1="17.888cm" svg:x2="10.795cm" svg:y2="19.288cm" draw:start-shape="id24" draw:start-glue-point="2" draw:end-shape="id25" draw:end-glue-point="0" svg:d="M10779 17888v700h16v700" svg:viewBox="0 0 17 1401">
          <text:p/>
        </draw:connector>
        <draw:connector draw:style-name="gr2" draw:text-style-name="P5" draw:layer="layout" svg:x1="10.795cm" svg:y1="20.129cm" svg:x2="10.795cm" svg:y2="21.828cm" draw:start-shape="id25" draw:start-glue-point="2" draw:end-shape="id26" draw:end-glue-point="0" svg:d="M10795 20129v1699" svg:viewBox="0 0 1 1700">
          <text:p/>
        </draw:connector>
        <draw:connector draw:style-name="gr2" draw:text-style-name="P5" draw:layer="layout" draw:line-skew="1.277cm -4.849cm" svg:x1="10.795cm" svg:y1="22.59cm" svg:x2="8.811cm" svg:y2="4.938cm" draw:start-shape="id26" draw:start-glue-point="2" draw:end-shape="id23" draw:end-glue-point="5" svg:d="M10795 22590v1778h-7763v-19430h5779" svg:viewBox="0 0 7764 19431">
          <text:p/>
        </draw:connector>
        <draw:custom-shape draw:style-name="gr23" draw:text-style-name="P2" xml:id="id27" draw:id="id27" draw:layer="layout" svg:width="3.556cm" svg:height="1.524cm" svg:x="15.318cm" svg:y="4.181cm">
          <text:p text:style-name="P1"><text:span text:style-name="T1">generation+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2.78cm" svg:y1="4.938cm" svg:x2="15.318cm" svg:y2="4.943cm" draw:start-shape="id23" draw:start-glue-point="7" draw:end-shape="id27" draw:end-glue-point="5" svg:d="M12780 4938h1269v5h1269" svg:viewBox="0 0 2539 6">
          <text:p/>
        </draw:connector>
        <draw:custom-shape draw:style-name="gr24" draw:text-style-name="P4" xml:id="id28" draw:id="id28" draw:layer="layout" svg:width="5.207cm" svg:height="1.27cm" svg:x="14.48cm" svg:y="1.762cm">
          <text:p text:style-name="P1"><text:span text:style-name="T2">Goto nextGene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5" draw:layer="layout" svg:x1="17.096cm" svg:y1="4.181cm" svg:x2="17.084cm" svg:y2="3.032cm" draw:start-shape="id27" draw:start-glue-point="4" draw:end-shape="id28" draw:end-glue-point="6" svg:d="M17096 4181v-574h-12v-575" svg:viewBox="0 0 13 11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fo:font-size="10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1T15:27:53.104461128</meta:creation-date>
    <meta:editing-cycles>4</meta:editing-cycles>
    <meta:editing-duration>PT3H57M20S</meta:editing-duration>
    <dc:date>2018-07-26T13:05:10.659724662</dc:date>
    <meta:generator>LibreOffice/6.0.3.2$Linux_X86_64 LibreOffice_project/00m0$Build-2</meta:generator>
    <meta:document-statistic meta:object-count="59"/>
  </office:meta>
</office:document-meta>
</file>